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183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atin Modern Roman" fo:font-size="12pt" style:font-size-asian="12pt" style:font-size-complex="12pt"/>
    </style:style>
    <style:style style:name="ce2" style:family="table-cell" style:parent-style-name="Default" style:data-style-name="N30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atin Modern Roman" fo:font-size="12pt" style:font-size-asian="12pt" style:font-size-complex="12pt"/>
    </style:style>
    <style:style style:name="ce3" style:family="table-cell" style:parent-style-name="Default" style:data-style-name="N30">
      <style:table-cell-properties style:text-align-source="fix" style:repeat-content="false" fo:wrap-option="no-wra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5" style:family="table-cell" style:parent-style-name="Default" style:data-style-name="N3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atin Modern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font-name="Latin Modern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atin Modern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fo:color="#00000a" style:text-outline="false" style:text-line-through-style="none" style:text-line-through-type="none" style:font-name="Latin Modern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mm"/>
      <style:text-properties fo:color="#222222" style:text-outline="false" style:text-line-through-style="none" style:text-line-through-type="none" style:font-name="Latin Modern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day</text:p>
          </table:table-cell>
          <table:table-cell table:style-name="ce1" office:value-type="string" calcext:value-type="string">
            <text:p>Lecture_nr</text:p>
          </table:table-cell>
          <table:table-cell table:style-name="ce1" office:value-type="string" calcext:value-type="string">
            <text:p>Lecture / Seminar</text:p>
          </table:table-cell>
          <table:table-cell table:style-name="ce1" office:value-type="string" calcext:value-type="string">
            <text:p>Topic</text:p>
          </table:table-cell>
        </table:table-row>
        <table:table-row table:style-name="ro1">
          <table:table-cell table:style-name="ce2" office:value-type="date" office:date-value="2018-02-07" calcext:value-type="date">
            <text:p>2018-02-07</text:p>
          </table:table-cell>
          <table:table-cell table:style-name="ce5" office:value-type="string" calcext:value-type="string">
            <text:p>Wednesday</text:p>
          </table:table-cell>
          <table:table-cell table:style-name="ce1" table:number-columns-repeated="3"/>
        </table:table-row>
        <table:table-row table:style-name="ro1">
          <table:table-cell table:style-name="ce2" office:value-type="date" office:date-value="2018-02-08" calcext:value-type="date">
            <text:p>2018-02-08</text:p>
          </table:table-cell>
          <table:table-cell table:style-name="ce5" office:value-type="string" calcext:value-type="string">
            <text:p>Thursd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Introduction to macroeconomics</text:p>
          </table:table-cell>
        </table:table-row>
        <table:table-row table:style-name="ro1">
          <table:table-cell table:style-name="ce2" table:formula="of:=+7+[.A2]" office:value-type="date" office:date-value="2018-02-14" calcext:value-type="date">
            <text:p>2018-02-14</text:p>
          </table:table-cell>
          <table:table-cell table:style-name="ce5" office:value-type="string" calcext:value-type="string">
            <text:p>Wednesda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National accounts</text:p>
          </table:table-cell>
        </table:table-row>
        <table:table-row table:style-name="ro1">
          <table:table-cell table:style-name="ce2" table:formula="of:=+7+[.A3]" office:value-type="date" office:date-value="2018-02-15" calcext:value-type="date">
            <text:p>2018-02-15</text:p>
          </table:table-cell>
          <table:table-cell table:style-name="ce5" office:value-type="string" calcext:value-type="string">
            <text:p>Thursda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National accounts</text:p>
          </table:table-cell>
        </table:table-row>
        <table:table-row table:style-name="ro1">
          <table:table-cell table:style-name="ce2" table:formula="of:=+7+[.A4]" office:value-type="date" office:date-value="2018-02-21" calcext:value-type="date">
            <text:p>2018-02-21</text:p>
          </table:table-cell>
          <table:table-cell table:style-name="ce5" office:value-type="string" calcext:value-type="string">
            <text:p>Wednesday</text:p>
          </table:table-cell>
          <table:table-cell table:style-name="ce1" table:number-columns-repeated="3"/>
        </table:table-row>
        <table:table-row table:style-name="ro1">
          <table:table-cell table:style-name="ce2" table:formula="of:=+7+[.A5]" office:value-type="date" office:date-value="2018-02-22" calcext:value-type="date">
            <text:p>2018-02-22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5]" office:value-type="float" office:value="4" calcext:value-type="float">
            <text:p>4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Seminar_1</text:p>
          </table:table-cell>
        </table:table-row>
        <table:table-row table:style-name="ro1">
          <table:table-cell table:style-name="ce2" table:formula="of:=+7+[.A6]" office:value-type="date" office:date-value="2018-02-28" calcext:value-type="date">
            <text:p>2018-02-28</text:p>
          </table:table-cell>
          <table:table-cell table:style-name="ce5" office:value-type="string" calcext:value-type="string">
            <text:p>Wednesday</text:p>
          </table:table-cell>
          <table:table-cell table:style-name="ce1" table:formula="of:=+1+[.C7]" office:value-type="float" office:value="5" calcext:value-type="float">
            <text:p>5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Quiz_1</text:p>
          </table:table-cell>
        </table:table-row>
        <table:table-row table:style-name="ro1">
          <table:table-cell table:style-name="ce2" table:formula="of:=+7+[.A7]" office:value-type="date" office:date-value="2018-03-01" calcext:value-type="date">
            <text:p>2018-03-01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8]" office:value-type="float" office:value="6" calcext:value-type="float">
            <text:p>6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National Income</text:p>
          </table:table-cell>
        </table:table-row>
        <table:table-row table:style-name="ro1">
          <table:table-cell table:style-name="ce2" table:formula="of:=+7+[.A8]" office:value-type="date" office:date-value="2018-03-07" calcext:value-type="date">
            <text:p>2018-03-07</text:p>
          </table:table-cell>
          <table:table-cell table:style-name="ce5" office:value-type="string" calcext:value-type="string">
            <text:p>Wednesday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table:style-name="ce2" table:formula="of:=+7+[.A9]" office:value-type="date" office:date-value="2018-03-08" calcext:value-type="date">
            <text:p>2018-03-08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9]" office:value-type="float" office:value="7" calcext:value-type="float">
            <text:p>7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The monetary system</text:p>
          </table:table-cell>
        </table:table-row>
        <table:table-row table:style-name="ro1">
          <table:table-cell table:style-name="ce2" table:formula="of:=+7+[.A10]" office:value-type="date" office:date-value="2018-03-14" calcext:value-type="date">
            <text:p>2018-03-14</text:p>
          </table:table-cell>
          <table:table-cell table:style-name="ce5" office:value-type="string" calcext:value-type="string">
            <text:p>Wednesday</text:p>
          </table:table-cell>
          <table:table-cell table:style-name="ce1" table:formula="of:=+1+[.C11]" office:value-type="float" office:value="8" calcext:value-type="float">
            <text:p>8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Inflation</text:p>
          </table:table-cell>
        </table:table-row>
        <table:table-row table:style-name="ro1">
          <table:table-cell table:style-name="ce2" table:formula="of:=+7+[.A11]" office:value-type="date" office:date-value="2018-03-15" calcext:value-type="date">
            <text:p>2018-03-15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12]" office:value-type="float" office:value="9" calcext:value-type="float">
            <text:p>9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Open economy</text:p>
          </table:table-cell>
        </table:table-row>
        <table:table-row table:style-name="ro1">
          <table:table-cell table:style-name="ce2" table:formula="of:=+7+[.A12]" office:value-type="date" office:date-value="2018-03-21" calcext:value-type="date">
            <text:p>2018-03-21</text:p>
          </table:table-cell>
          <table:table-cell table:style-name="ce5" office:value-type="string" calcext:value-type="string">
            <text:p>Wednesday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table:style-name="ce2" table:formula="of:=+7+[.A13]" office:value-type="date" office:date-value="2018-03-22" calcext:value-type="date">
            <text:p>2018-03-22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13]" office:value-type="float" office:value="10" calcext:value-type="float">
            <text:p>10</text:p>
          </table:table-cell>
          <table:table-cell table:style-name="ce1" office:value-type="string" calcext:value-type="string">
            <text:p>Lecture</text:p>
          </table:table-cell>
          <table:table-cell table:style-name="ce9" office:value-type="string" calcext:value-type="string">
            <text:p>Labor market and unemployment</text:p>
          </table:table-cell>
        </table:table-row>
        <table:table-row table:style-name="ro1">
          <table:table-cell table:style-name="ce2" table:formula="of:=+7+[.A14]" office:value-type="date" office:date-value="2018-03-28" calcext:value-type="date">
            <text:p>2018-03-28</text:p>
          </table:table-cell>
          <table:table-cell table:style-name="ce5" office:value-type="string" calcext:value-type="string">
            <text:p>Wednesday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table:style-name="ce2" table:formula="of:=+7+[.A15]" office:value-type="date" office:date-value="2018-03-29" calcext:value-type="date">
            <text:p>2018-03-29</text:p>
          </table:table-cell>
          <table:table-cell table:style-name="ce5" office:value-type="string" calcext:value-type="string">
            <text:p>Thursday</text:p>
          </table:table-cell>
          <table:table-cell table:style-name="ce1" table:number-columns-repeated="3"/>
        </table:table-row>
        <table:table-row table:style-name="ro1">
          <table:table-cell table:style-name="ce2" table:formula="of:=+7+[.A16]" office:value-type="date" office:date-value="2018-04-04" calcext:value-type="date">
            <text:p>2018-04-04</text:p>
          </table:table-cell>
          <table:table-cell table:style-name="ce5" office:value-type="string" calcext:value-type="string">
            <text:p>Wednesday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Seminar_2</text:p>
          </table:table-cell>
        </table:table-row>
        <table:table-row table:style-name="ro1">
          <table:table-cell table:style-name="ce2" table:formula="of:=+7+[.A17]" office:value-type="date" office:date-value="2018-04-05" calcext:value-type="date">
            <text:p>2018-04-05</text:p>
          </table:table-cell>
          <table:table-cell table:style-name="ce5" office:value-type="string" calcext:value-type="string">
            <text:p>Thursday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Growth theory 1: capital and population</text:p>
          </table:table-cell>
        </table:table-row>
        <table:table-row table:style-name="ro1">
          <table:table-cell table:style-name="ce2" table:formula="of:=+7+[.A18]" office:value-type="date" office:date-value="2018-04-11" calcext:value-type="date">
            <text:p>2018-04-11</text:p>
          </table:table-cell>
          <table:table-cell table:style-name="ce5" office:value-type="string" calcext:value-type="string">
            <text:p>Wednesday</text:p>
          </table:table-cell>
          <table:table-cell table:style-name="ce1"/>
          <table:table-cell table:style-name="Default" table:number-columns-repeated="2"/>
        </table:table-row>
        <table:table-row table:style-name="ro1">
          <table:table-cell table:style-name="ce2" table:formula="of:=+7+[.A19]" office:value-type="date" office:date-value="2018-04-12" calcext:value-type="date">
            <text:p>2018-04-12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19]" office:value-type="float" office:value="13" calcext:value-type="float">
            <text:p>13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Quiz_2</text:p>
          </table:table-cell>
        </table:table-row>
        <table:table-row table:style-name="ro1">
          <table:table-cell table:style-name="ce2" table:formula="of:=+7+[.A20]" office:value-type="date" office:date-value="2018-04-18" calcext:value-type="date">
            <text:p>2018-04-18</text:p>
          </table:table-cell>
          <table:table-cell table:style-name="ce5" office:value-type="string" calcext:value-type="string">
            <text:p>Wednesday</text:p>
          </table:table-cell>
          <table:table-cell table:style-name="ce1" table:formula="of:=+1+[.C21]" office:value-type="float" office:value="14" calcext:value-type="float">
            <text:p>14</text:p>
          </table:table-cell>
          <table:table-cell table:style-name="ce1" office:value-type="string" calcext:value-type="string">
            <text:p>Lecture</text:p>
          </table:table-cell>
          <table:table-cell table:style-name="ce7" office:value-type="string" calcext:value-type="string">
            <text:p>Growth theory 1: technology</text:p>
          </table:table-cell>
        </table:table-row>
        <table:table-row table:style-name="ro1">
          <table:table-cell table:style-name="ce2" table:formula="of:=+7+[.A21]" office:value-type="date" office:date-value="2018-04-19" calcext:value-type="date">
            <text:p>2018-04-19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22]" office:value-type="float" office:value="15" calcext:value-type="float">
            <text:p>15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Seminar_3</text:p>
          </table:table-cell>
        </table:table-row>
        <table:table-row table:style-name="ro1">
          <table:table-cell table:style-name="ce2" table:formula="of:=+7+[.A22]" office:value-type="date" office:date-value="2018-04-25" calcext:value-type="date">
            <text:p>2018-04-25</text:p>
          </table:table-cell>
          <table:table-cell table:style-name="ce5" office:value-type="string" calcext:value-type="string">
            <text:p>Wednesday</text:p>
          </table:table-cell>
          <table:table-cell table:style-name="ce1" table:number-columns-repeated="3"/>
        </table:table-row>
        <table:table-row table:style-name="ro1">
          <table:table-cell table:style-name="ce2" table:formula="of:=+7+[.A23]" office:value-type="date" office:date-value="2018-04-26" calcext:value-type="date">
            <text:p>2018-04-26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23]" office:value-type="float" office:value="16" calcext:value-type="float">
            <text:p>16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Quiz_3</text:p>
          </table:table-cell>
        </table:table-row>
        <table:table-row table:style-name="ro1">
          <table:table-cell table:style-name="ce2" table:formula="of:=+7+[.A24]" office:value-type="date" office:date-value="2018-05-02" calcext:value-type="date">
            <text:p>2018-05-02</text:p>
          </table:table-cell>
          <table:table-cell table:style-name="ce5" office:value-type="string" calcext:value-type="string">
            <text:p>Wednesday</text:p>
          </table:table-cell>
          <table:table-cell table:style-name="ce1" table:formula="of:=+1+[.C25]" office:value-type="float" office:value="17" calcext:value-type="float">
            <text:p>17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Introduction to Economic Fluctuations</text:p>
          </table:table-cell>
        </table:table-row>
        <table:table-row table:style-name="ro1">
          <table:table-cell table:style-name="ce2" table:formula="of:=+7+[.A25]" office:value-type="date" office:date-value="2018-05-03" calcext:value-type="date">
            <text:p>2018-05-03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26]" office:value-type="float" office:value="18" calcext:value-type="float">
            <text:p>18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Aggregate Demand I: Building the IS-LM Model</text:p>
          </table:table-cell>
        </table:table-row>
        <table:table-row table:style-name="ro1">
          <table:table-cell table:style-name="ce2" table:formula="of:=+7+[.A26]" office:value-type="date" office:date-value="2018-05-09" calcext:value-type="date">
            <text:p>2018-05-09</text:p>
          </table:table-cell>
          <table:table-cell table:style-name="ce5" office:value-type="string" calcext:value-type="string">
            <text:p>Friday</text:p>
          </table:table-cell>
          <table:table-cell table:style-name="ce1" table:number-columns-repeated="3"/>
        </table:table-row>
        <table:table-row table:style-name="ro1">
          <table:table-cell table:style-name="ce2" table:formula="of:=+7+[.A27]" office:value-type="date" office:date-value="2018-05-10" calcext:value-type="date">
            <text:p>2018-05-10</text:p>
          </table:table-cell>
          <table:table-cell table:style-name="ce5" office:value-type="string" calcext:value-type="string">
            <text:p>Saturday</text:p>
          </table:table-cell>
          <table:table-cell table:style-name="ce1" table:formula="of:=+1+[.C27]" office:value-type="float" office:value="19" calcext:value-type="float">
            <text:p>19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Aggregate Demand II: Applying the IS-LM Model</text:p>
          </table:table-cell>
        </table:table-row>
        <table:table-row table:style-name="ro1">
          <table:table-cell table:style-name="ce2" table:formula="of:=+7+[.A28]" office:value-type="date" office:date-value="2018-05-16" calcext:value-type="date">
            <text:p>2018-05-16</text:p>
          </table:table-cell>
          <table:table-cell table:style-name="ce5" office:value-type="string" calcext:value-type="string">
            <text:p>Sunday</text:p>
          </table:table-cell>
          <table:table-cell table:style-name="ce1" table:formula="of:=+1+[.C29]" office:value-type="float" office:value="20" calcext:value-type="float">
            <text:p>20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The Open Economy Revisited: The Mundell-Fleming Model and the Exchange-Rate Regime </text:p>
          </table:table-cell>
        </table:table-row>
        <table:table-row table:style-name="ro1">
          <table:table-cell table:style-name="ce2" table:formula="of:=+7+[.A29]" office:value-type="date" office:date-value="2018-05-17" calcext:value-type="date">
            <text:p>2018-05-17</text:p>
          </table:table-cell>
          <table:table-cell table:style-name="ce5" office:value-type="string" calcext:value-type="string">
            <text:p>Monday</text:p>
          </table:table-cell>
          <table:table-cell table:style-name="ce1" table:formula="of:=+1+[.C30]" office:value-type="float" office:value="21" calcext:value-type="float">
            <text:p>21</text:p>
          </table:table-cell>
          <table:table-cell table:style-name="ce1" office:value-type="string" calcext:value-type="string">
            <text:p>Lecture</text:p>
          </table:table-cell>
          <table:table-cell table:style-name="ce8" office:value-type="string" calcext:value-type="string">
            <text:p>Aggregate Supply and the Short-Run Tradeoff between Inflation and Unemployment</text:p>
          </table:table-cell>
        </table:table-row>
        <table:table-row table:style-name="ro1">
          <table:table-cell table:style-name="ce2" table:formula="of:=+7+[.A30]" office:value-type="date" office:date-value="2018-05-23" calcext:value-type="date">
            <text:p>2018-05-23</text:p>
          </table:table-cell>
          <table:table-cell table:style-name="ce5" office:value-type="string" calcext:value-type="string">
            <text:p>Tuesday</text:p>
          </table:table-cell>
          <table:table-cell table:style-name="ce1" table:number-columns-repeated="3"/>
        </table:table-row>
        <table:table-row table:style-name="ro1">
          <table:table-cell table:style-name="ce2" table:formula="of:=+7+[.A31]" office:value-type="date" office:date-value="2018-05-24" calcext:value-type="date">
            <text:p>2018-05-24</text:p>
          </table:table-cell>
          <table:table-cell table:style-name="ce5" office:value-type="string" calcext:value-type="string">
            <text:p>Wednesday</text:p>
          </table:table-cell>
          <table:table-cell table:style-name="ce1" table:formula="of:=+1+[.C31]" office:value-type="float" office:value="22" calcext:value-type="float">
            <text:p>22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Seminar_4</text:p>
          </table:table-cell>
        </table:table-row>
        <table:table-row table:style-name="ro1">
          <table:table-cell table:style-name="ce2" table:formula="of:=+7+[.A32]" office:value-type="date" office:date-value="2018-05-30" calcext:value-type="date">
            <text:p>2018-05-30</text:p>
          </table:table-cell>
          <table:table-cell table:style-name="ce5" office:value-type="string" calcext:value-type="string">
            <text:p>Thursday</text:p>
          </table:table-cell>
          <table:table-cell table:style-name="ce1" table:formula="of:=+1+[.C33]" office:value-type="float" office:value="23" calcext:value-type="float">
            <text:p>23</text:p>
          </table:table-cell>
          <table:table-cell table:style-name="ce1" office:value-type="string" calcext:value-type="string">
            <text:p>Quiz</text:p>
          </table:table-cell>
          <table:table-cell table:style-name="ce1" office:value-type="string" calcext:value-type="string">
            <text:p>Quiz_4</text:p>
          </table:table-cell>
        </table:table-row>
        <table:table-row table:style-name="ro1">
          <table:table-cell table:style-name="ce2" table:formula="of:=+7+[.A33]" office:value-type="date" office:date-value="2018-05-31" calcext:value-type="date">
            <text:p>2018-05-31</text:p>
          </table:table-cell>
          <table:table-cell table:style-name="ce5" office:value-type="string" calcext:value-type="string">
            <text:p>Friday</text:p>
          </table:table-cell>
          <table:table-cell table:style-name="ce1" table:formula="of:=+1+[.C34]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eview</text:p>
          </table:table-cell>
        </table:table-row>
        <table:table-row table:style-name="ro1">
          <table:table-cell table:style-name="ce2" office:value-type="date" office:date-value="2018-06-15" calcext:value-type="date">
            <text:p>2018-06-15</text:p>
          </table:table-cell>
          <table:table-cell table:style-name="ce5" office:value-type="string" calcext:value-type="string">
            <text:p>Saturday</text:p>
          </table:table-cell>
          <table:table-cell table:style-name="ce6" office:value-type="string" calcext:value-type="string" table:number-columns-spanned="3" table:number-rows-spanned="1">
            <text:p>EXAM</text:p>
          </table:table-cell>
          <table:covered-table-cell table:number-columns-repeated="2" table:style-name="ce1"/>
        </table:table-row>
        <table:table-row table:style-name="ro2" table:number-rows-repeated="10">
          <table:table-cell table:style-name="ce3"/>
          <table:table-cell table:number-columns-repeated="4"/>
        </table:table-row>
        <table:table-row table:style-name="ro2" table:number-rows-repeated="104852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22:12:38.245727108</meta:creation-date>
    <dc:date>2018-02-06T22:51:14.494390872</dc:date>
    <meta:editing-duration>PT6M4S</meta:editing-duration>
    <meta:editing-cycles>1</meta:editing-cycles>
    <meta:document-statistic meta:table-count="1" meta:cell-count="147" meta:object-count="0"/>
    <meta:generator>LibreOffice/5.4.3.2$Linux_X86_64 LibreOffice_project/92a7159f7e4af62137622921e809f8546db437e5</meta:generator>
  </office:meta>
</office:document-meta>
</file>